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Georgia"/>
    </style:style>
    <style:style style:name="P2" style:family="paragraph" style:parent-style-name="Standard">
      <style:text-properties style:font-name="Georgia" fo:font-size="11pt" fo:language="en" fo:country="GB" officeooo:paragraph-rsid="0000be96" style:font-size-asian="11pt"/>
    </style:style>
    <style:style style:name="P3" style:family="paragraph" style:parent-style-name="Standard">
      <style:text-properties style:font-name="Georgia" fo:font-size="11pt" fo:language="en" fo:country="GB" fo:font-weight="normal" officeooo:paragraph-rsid="0000be96" style:font-size-asian="11pt" style:font-weight-asian="normal"/>
    </style:style>
    <style:style style:name="P4" style:family="paragraph" style:parent-style-name="Standard">
      <style:paragraph-properties fo:text-align="center" style:justify-single-word="false"/>
      <style:text-properties style:font-name="Georgia" fo:font-size="11pt" fo:language="en" fo:country="GB" fo:font-weight="normal" officeooo:paragraph-rsid="00024664" style:font-size-asian="11pt" style:font-weight-asian="normal"/>
    </style:style>
    <style:style style:name="P5" style:family="paragraph" style:parent-style-name="Standard">
      <style:text-properties style:font-name="Georgia" fo:font-size="11pt" fo:language="en" fo:country="GB" fo:font-weight="normal" officeooo:paragraph-rsid="001bce90" style:font-size-asian="11pt" style:font-weight-asian="normal"/>
    </style:style>
    <style:style style:name="P6" style:family="paragraph" style:parent-style-name="Standard">
      <style:text-properties style:font-name="Georgia" fo:font-size="11pt" fo:language="en" fo:country="GB" fo:font-weight="normal" officeooo:paragraph-rsid="00024664" style:font-size-asian="11pt" style:font-weight-asian="normal" style:font-size-complex="11pt"/>
    </style:style>
    <style:style style:name="P7" style:family="paragraph" style:parent-style-name="Standard">
      <style:text-properties style:font-name="Georgia" fo:font-size="11pt" fo:language="en" fo:country="GB" fo:font-weight="normal" officeooo:paragraph-rsid="0000be96" fo:background-color="#eeeeee" style:font-size-asian="11pt" style:language-asian="zxx" style:country-asian="none" style:font-weight-asian="normal" style:font-size-complex="11pt" style:language-complex="zxx" style:country-complex="none"/>
    </style:style>
    <style:style style:name="P8" style:family="paragraph" style:parent-style-name="Standard">
      <style:text-properties style:font-name="Georgia" fo:font-size="11pt" fo:language="en" fo:country="GB" fo:font-weight="normal" officeooo:paragraph-rsid="0000be96" fo:background-color="#eeeeee" style:font-size-asian="11pt" style:font-weight-asian="normal" style:font-size-complex="11pt"/>
    </style:style>
    <style:style style:name="P9" style:family="paragraph" style:parent-style-name="Standard">
      <style:text-properties style:font-name="Georgia" fo:font-size="11pt" fo:language="en" fo:country="GB" fo:font-weight="bold" officeooo:paragraph-rsid="0000be96" style:font-size-asian="11pt" style:font-weight-asian="bold"/>
    </style:style>
    <style:style style:name="P10" style:family="paragraph" style:parent-style-name="Standard">
      <style:text-properties style:font-name="Georgia" fo:font-size="11pt" fo:language="en" fo:country="GB" fo:font-weight="bold" officeooo:paragraph-rsid="001bce90" style:font-size-asian="11pt" style:font-weight-asian="bold"/>
    </style:style>
    <style:style style:name="P11" style:family="paragraph" style:parent-style-name="Standard">
      <style:text-properties style:font-name="Georgia" fo:font-size="11pt" fo:language="en" fo:country="GB" fo:font-style="normal" fo:font-weight="normal" officeooo:paragraph-rsid="0000be96" style:font-size-asian="11pt" style:font-style-asian="normal" style:font-weight-asian="normal"/>
    </style:style>
    <style:style style:name="P12" style:family="paragraph" style:parent-style-name="Standard">
      <style:text-properties style:font-name="Georgia" fo:font-size="11pt" fo:language="en" fo:country="GB" fo:font-style="normal" fo:font-weight="normal" officeooo:paragraph-rsid="0000be96" fo:background-color="#eeeeee" style:font-size-asian="11pt" style:language-asian="zxx" style:country-asian="none" style:font-style-asian="normal" style:font-weight-asian="normal" style:font-size-complex="11pt" style:language-complex="zxx" style:country-complex="none"/>
    </style:style>
    <style:style style:name="P13" style:family="paragraph" style:parent-style-name="Standard">
      <style:text-properties style:font-name="Georgia" fo:font-size="12pt" officeooo:paragraph-rsid="0000be96" style:font-size-asian="12pt" style:font-size-complex="12pt"/>
    </style:style>
    <style:style style:name="P14" style:family="paragraph" style:parent-style-name="Standard">
      <style:text-properties style:font-name="Georgia" fo:font-size="12pt" fo:language="en" fo:country="GB" fo:font-weight="normal" officeooo:paragraph-rsid="0000be96" style:font-size-asian="12pt" style:font-weight-asian="normal" style:font-size-complex="12pt"/>
    </style:style>
    <style:style style:name="P15" style:family="paragraph" style:parent-style-name="Standard">
      <style:text-properties style:font-name="Georgia" fo:font-size="12pt" fo:language="en" fo:country="GB" fo:font-weight="normal" officeooo:paragraph-rsid="00042c06" style:font-size-asian="12pt" style:language-asian="zxx" style:country-asian="none" style:font-weight-asian="normal" style:font-size-complex="12pt" style:language-complex="zxx" style:country-complex="none"/>
    </style:style>
    <style:style style:name="P16" style:family="paragraph" style:parent-style-name="Standard">
      <style:text-properties style:font-name="Georgia" fo:font-size="12pt" fo:language="en" fo:country="GB" fo:font-weight="normal" officeooo:paragraph-rsid="001bce90" style:font-size-asian="12pt" style:language-asian="zxx" style:country-asian="none" style:font-weight-asian="normal" style:font-size-complex="12pt" style:language-complex="zxx" style:country-complex="none"/>
    </style:style>
    <style:style style:name="P17" style:family="paragraph" style:parent-style-name="Standard">
      <style:text-properties style:font-name="Georgia" fo:font-size="12pt" fo:language="en" fo:country="GB" fo:font-weight="normal" officeooo:paragraph-rsid="0000be96" fo:background-color="#eeeeee" style:font-size-asian="12pt" style:language-asian="zxx" style:country-asian="none" style:font-weight-asian="normal" style:font-size-complex="12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Georgia" fo:font-size="12pt" fo:language="en" fo:country="GB" fo:font-weight="normal" officeooo:paragraph-rsid="001bce90" fo:background-color="#eeeeee" style:font-size-asian="12pt" style:language-asian="zxx" style:country-asian="none" style:font-weight-asian="normal" style:font-size-complex="12pt" style:language-complex="zxx" style:country-complex="none"/>
    </style:style>
    <style:style style:name="P19" style:family="paragraph" style:parent-style-name="Standard">
      <style:text-properties style:font-name="Georgia" fo:font-size="12pt" fo:language="en" fo:country="GB" fo:font-style="normal" fo:font-weight="normal" officeooo:paragraph-rsid="0000be96" style:font-size-asian="12pt" style:font-style-asian="normal" style:font-weight-asian="normal"/>
    </style:style>
    <style:style style:name="P20" style:family="paragraph" style:parent-style-name="Standard">
      <style:text-properties style:font-name="Georgia" fo:font-size="12pt" fo:language="en" fo:country="GB" fo:font-style="normal" fo:font-weight="normal" officeooo:rsid="0007cc44" officeooo:paragraph-rsid="0000be96" style:font-size-asian="12pt" style:font-style-asian="normal" style:font-weight-asian="normal"/>
    </style:style>
    <style:style style:name="P21" style:family="paragraph" style:parent-style-name="Standard">
      <style:text-properties style:font-name="Georgia" fo:font-size="12pt" fo:language="en" fo:country="GB" fo:font-weight="bold" officeooo:paragraph-rsid="0000be96" style:font-size-asian="12pt" style:font-weight-asian="bold" style:font-size-complex="12pt"/>
    </style:style>
    <style:style style:name="P22" style:family="paragraph" style:parent-style-name="Standard">
      <style:text-properties style:font-name="Georgia" fo:font-size="12pt" fo:language="en" fo:country="GB" fo:font-weight="bold" officeooo:paragraph-rsid="0000be96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Georgia" officeooo:paragraph-rsid="0000be96"/>
    </style:style>
    <style:style style:name="P24" style:family="paragraph" style:parent-style-name="Standard">
      <style:text-properties style:font-name="Georgia" fo:font-size="14pt" fo:language="en" fo:country="GB" fo:font-weight="bold" officeooo:paragraph-rsid="0000be96" style:font-size-asian="14pt" style:font-weight-asian="bold"/>
    </style:style>
    <style:style style:name="P25" style:family="paragraph" style:parent-style-name="Standard">
      <style:paragraph-properties fo:text-align="start" style:justify-single-word="false"/>
      <style:text-properties style:font-name="Georgia" fo:font-size="14pt" fo:language="en" fo:country="GB" fo:font-weight="bold" officeooo:paragraph-rsid="001bce90" style:font-size-asian="14pt" style:font-weight-asian="bold"/>
    </style:style>
    <style:style style:name="P26" style:family="paragraph" style:parent-style-name="Standard">
      <style:text-properties style:font-name="Georgia" fo:font-size="14pt" fo:language="en" fo:country="GB" fo:font-style="normal" fo:font-weight="bold" officeooo:paragraph-rsid="0000be96" style:font-size-asian="14pt" style:font-style-asian="normal" style:font-weight-asian="bold"/>
    </style:style>
    <style:style style:name="P27" style:family="paragraph" style:parent-style-name="Standard">
      <style:text-properties style:font-name="Georgia" fo:font-size="9pt" fo:language="en" fo:country="GB" fo:font-weight="normal" officeooo:paragraph-rsid="0000be96" style:font-size-asian="9pt" style:font-weight-asian="normal"/>
    </style:style>
    <style:style style:name="P28" style:family="paragraph" style:parent-style-name="Standard">
      <style:text-properties style:font-name="Georgia" officeooo:paragraph-rsid="002240dc"/>
    </style:style>
    <style:style style:name="P29" style:family="paragraph" style:parent-style-name="Standard">
      <style:text-properties fo:color="#111111" style:font-name="Georgia" fo:font-size="11pt" fo:language="zxx" fo:country="none" style:text-underline-style="none" fo:font-weight="normal" officeooo:paragraph-rsid="002240dc" fo:background-color="#eeeeee" style:font-size-asian="11pt" style:language-asian="zxx" style:country-asian="none" style:font-weight-asian="normal" style:font-size-complex="11pt" style:language-complex="zxx" style:country-complex="none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style:font-name="Georgia" fo:font-size="26pt" fo:language="en" fo:country="GB" fo:font-weight="bold" officeooo:paragraph-rsid="0000be96" style:font-size-asian="26pt" style:font-weight-asian="bold" style:font-weight-complex="bold"/>
    </style:style>
    <style:style style:name="P31" style:family="paragraph" style:parent-style-name="Standard" style:list-style-name="L1">
      <style:text-properties style:font-name="Georgia" officeooo:paragraph-rsid="0007cc44"/>
    </style:style>
    <style:style style:name="P32" style:family="paragraph" style:parent-style-name="Standard" style:list-style-name="L1">
      <style:text-properties style:font-name="Georgia" fo:font-size="12pt" fo:language="en" fo:country="GB" fo:font-style="normal" fo:font-weight="normal" officeooo:paragraph-rsid="0007cc44" style:font-size-asian="12pt" style:font-style-asian="normal" style:font-weight-asian="normal"/>
    </style:style>
    <style:style style:name="P33" style:family="paragraph" style:parent-style-name="Standard">
      <style:text-properties style:font-name="Georgia" fo:font-size="11pt" fo:language="en" fo:country="GB" fo:font-weight="normal" officeooo:paragraph-rsid="00024664" style:font-size-asian="11pt" style:font-weight-asian="normal" style:font-size-complex="11pt"/>
    </style:style>
    <style:style style:name="P34" style:family="paragraph" style:parent-style-name="Standard" style:list-style-name="WWNum1">
      <style:paragraph-properties fo:margin-left="1.27cm" fo:margin-right="0cm" fo:text-indent="-0.635cm" style:auto-text-indent="false"/>
      <style:text-properties style:font-name="Georgia" fo:font-size="12pt" officeooo:paragraph-rsid="000f4c48" style:font-size-asian="12pt" style:font-size-complex="12pt"/>
    </style:style>
    <style:style style:name="P35" style:family="paragraph" style:parent-style-name="Standard" style:list-style-name="WWNum1">
      <style:paragraph-properties fo:margin-left="1.27cm" fo:margin-right="0cm" fo:text-indent="-0.635cm" style:auto-text-indent="false"/>
      <style:text-properties style:font-name="Georgia" fo:font-size="12pt" officeooo:paragraph-rsid="0000be96" style:font-size-asian="12pt" style:font-size-complex="12pt"/>
    </style:style>
    <style:style style:name="P36" style:family="paragraph" style:parent-style-name="Standard" style:list-style-name="WWNum1">
      <style:paragraph-properties fo:margin-left="1.27cm" fo:margin-right="0cm" fo:text-indent="-0.635cm" style:auto-text-indent="false"/>
      <style:text-properties style:font-name="Georgia" fo:font-size="12pt" fo:language="en" fo:country="GB" fo:font-weight="normal" officeooo:rsid="000f4c48" officeooo:paragraph-rsid="000f4c48" style:font-size-asian="12pt" style:font-weight-asian="normal" style:font-size-complex="12pt"/>
    </style:style>
    <style:style style:name="P37" style:family="paragraph" style:parent-style-name="Standard" style:list-style-name="WWNum1">
      <style:paragraph-properties fo:margin-left="1.27cm" fo:margin-right="0cm" fo:text-indent="-0.635cm" style:auto-text-indent="false"/>
      <style:text-properties style:font-name="Georgia" fo:font-size="12pt" fo:language="en" fo:country="GB" fo:font-weight="normal" officeooo:paragraph-rsid="0000be96" style:font-size-asian="12pt" style:font-weight-asian="normal" style:font-size-complex="12pt"/>
    </style:style>
    <style:style style:name="P38" style:family="paragraph" style:parent-style-name="Standard" style:list-style-name="WWNum1">
      <style:paragraph-properties fo:margin-left="1.27cm" fo:margin-right="0cm" fo:text-indent="-0.635cm" style:auto-text-indent="false"/>
      <style:text-properties style:font-name="Georgia" fo:font-size="12pt" fo:language="en" fo:country="GB" fo:font-weight="normal" officeooo:rsid="001f9619" officeooo:paragraph-rsid="001f9619" style:font-size-asian="12pt" style:font-weight-asian="normal" style:font-size-complex="12pt"/>
    </style:style>
    <style:style style:name="P39" style:family="paragraph" style:parent-style-name="Heading_20_2">
      <style:text-properties style:font-name="Georgia" fo:font-size="18pt" style:font-size-asian="18pt" style:font-size-complex="18pt"/>
    </style:style>
    <style:style style:name="P40" style:family="paragraph" style:parent-style-name="Heading_20_2">
      <style:text-properties style:font-name="Georgia" fo:font-size="18pt" officeooo:rsid="002d6854" officeooo:paragraph-rsid="002d6854" style:font-size-asian="18pt" style:font-size-complex="18pt"/>
    </style:style>
    <style:style style:name="P41" style:family="paragraph" style:parent-style-name="Heading_20_2">
      <style:paragraph-properties fo:break-before="page"/>
      <style:text-properties style:font-name="Georgia" fo:font-size="18pt" style:font-size-asian="18pt" style:font-size-complex="18pt"/>
    </style:style>
    <style:style style:name="P42" style:family="paragraph" style:parent-style-name="Heading_20_3">
      <style:text-properties style:font-name="Georgia"/>
    </style:style>
    <style:style style:name="P43" style:family="paragraph" style:parent-style-name="Heading_20_3">
      <style:paragraph-properties fo:break-before="page"/>
      <style:text-properties style:font-name="Georgia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b5342" style:font-size-asian="11pt"/>
    </style:style>
    <style:style style:name="T3" style:family="text">
      <style:text-properties fo:font-size="11pt" fo:language="en" fo:country="GB" fo:font-weight="normal" fo:background-color="#eeeeee" loext:char-shading-value="0" style:font-size-asian="11pt" style:language-asian="zxx" style:country-asian="none" style:font-weight-asian="normal" style:font-size-complex="11pt" style:language-complex="zxx" style:country-complex="none"/>
    </style:style>
    <style:style style:name="T4" style:family="text">
      <style:text-properties fo:font-size="11pt" fo:language="en" fo:country="GB" fo:font-weight="bold" style:font-size-asian="11pt" style:font-weight-asian="bold"/>
    </style:style>
    <style:style style:name="T5" style:family="text">
      <style:text-properties fo:font-size="11pt" fo:language="en" fo:country="GB" fo:font-weight="bold" officeooo:rsid="0004cac5" style:font-size-asian="11pt" style:font-weight-asian="bold"/>
    </style:style>
    <style:style style:name="T6" style:family="text">
      <style:text-properties fo:font-size="11pt" fo:font-weight="normal" fo:background-color="#eeeeee" loext:char-shading-value="0" style:font-size-asian="11pt" style:language-asian="zxx" style:country-asian="none" style:font-weight-asian="normal" style:font-size-complex="11pt" style:language-complex="zxx" style:country-complex="none"/>
    </style:style>
    <style:style style:name="T7" style:family="text">
      <style:text-properties fo:font-size="11pt" fo:font-weight="normal" officeooo:rsid="00246005" fo:background-color="#eeeeee" loext:char-shading-value="0" style:font-size-asian="11pt" style:language-asian="zxx" style:country-asian="none" style:font-weight-asian="normal" style:font-size-complex="11pt" style:language-complex="zxx" style:country-complex="none"/>
    </style:style>
    <style:style style:name="T8" style:family="text">
      <style:text-properties fo:language="en" fo:country="GB" fo:font-weight="bold" style:font-weight-asian="bold" style:font-weight-complex="bold"/>
    </style:style>
    <style:style style:name="T9" style:family="text">
      <style:text-properties fo:language="en" fo:country="GB" fo:font-weight="normal" style:font-weight-asian="normal"/>
    </style:style>
    <style:style style:name="T10" style:family="text">
      <style:text-properties fo:language="en" fo:country="GB" fo:font-weight="normal" officeooo:rsid="000e2ea4" style:font-weight-asian="normal"/>
    </style:style>
    <style:style style:name="T11" style:family="text">
      <style:text-properties fo:language="en" fo:country="GB" fo:font-weight="normal" officeooo:rsid="000f4c48" style:font-weight-asian="normal"/>
    </style:style>
    <style:style style:name="T12" style:family="text">
      <style:text-properties fo:language="en" fo:country="GB" fo:font-weight="normal" officeooo:rsid="00195a2b" style:font-weight-asian="normal"/>
    </style:style>
    <style:style style:name="T13" style:family="text">
      <style:text-properties fo:language="en" fo:country="GB" fo:font-weight="normal" officeooo:rsid="002b5510" style:font-weight-asian="normal"/>
    </style:style>
    <style:style style:name="T14" style:family="text">
      <style:text-properties fo:language="en" fo:country="GB" fo:font-weight="normal" officeooo:rsid="002c149d" style:font-weight-asian="normal"/>
    </style:style>
    <style:style style:name="T15" style:family="text">
      <style:text-properties fo:font-size="12pt" fo:language="en" fo:country="GB" fo:font-style="normal" fo:font-weight="normal" style:font-size-asian="12pt" style:font-style-asian="normal" style:font-weight-asian="normal"/>
    </style:style>
    <style:style style:name="T16" style:family="text">
      <style:text-properties fo:font-size="12pt" fo:language="en" fo:country="GB" fo:font-style="normal" fo:font-weight="normal" officeooo:rsid="00081dc1" style:font-size-asian="12pt" style:font-style-asian="normal" style:font-weight-asian="normal"/>
    </style:style>
    <style:style style:name="T17" style:family="text">
      <style:text-properties fo:font-size="12pt" fo:language="en" fo:country="GB" fo:font-style="normal" fo:font-weight="normal" officeooo:rsid="0009e341" style:font-size-asian="12pt" style:font-style-asian="normal" style:font-weight-asian="normal"/>
    </style:style>
    <style:style style:name="T18" style:family="text">
      <style:text-properties fo:font-size="12pt" fo:language="en" fo:country="GB" fo:font-style="normal" fo:font-weight="normal" officeooo:rsid="00149297" style:font-size-asian="12pt" style:font-style-asian="normal" style:font-weight-asian="normal"/>
    </style:style>
    <style:style style:name="T19" style:family="text">
      <style:text-properties fo:font-size="12pt" fo:language="en" fo:country="GB" fo:font-style="normal" fo:font-weight="normal" officeooo:rsid="00156de7" style:font-size-asian="12pt" style:font-style-asian="normal" style:font-weight-asian="normal"/>
    </style:style>
    <style:style style:name="T20" style:family="text">
      <style:text-properties fo:font-size="12pt" fo:language="en" fo:country="GB" fo:font-style="normal" fo:font-weight="bold" style:font-size-asian="12pt" style:font-style-asian="normal" style:font-weight-asian="bold" style:font-weight-complex="bold"/>
    </style:style>
    <style:style style:name="T21" style:family="text">
      <style:text-properties fo:font-size="12pt" fo:language="en" fo:country="GB" fo:font-style="normal" fo:font-weight="bold" style:font-size-asian="12pt" style:font-style-asian="normal" style:font-weight-asian="bold" style:font-size-complex="12pt" style:font-weight-complex="bold"/>
    </style:style>
    <style:style style:name="T22" style:family="text">
      <style:text-properties fo:font-size="12pt" fo:language="en" fo:country="GB" fo:font-style="normal" fo:font-weight="bold" officeooo:rsid="0009fb34" style:font-size-asian="12pt" style:font-style-asian="normal" style:font-weight-asian="bold" style:font-size-complex="12pt" style:font-weight-complex="bold"/>
    </style:style>
    <style:style style:name="T23" style:family="text">
      <style:text-properties fo:color="#111111" fo:font-size="11pt" fo:language="zxx" fo:country="none" style:text-underline-style="none" fo:font-weight="normal" fo:background-color="#eeeeee" loext:char-shading-value="0" style:font-size-asian="11pt" style:language-asian="zxx" style:country-asian="none" style:font-weight-asian="normal" style:font-size-complex="11pt" style:language-complex="zxx" style:country-complex="none"/>
    </style:style>
    <style:style style:name="T24" style:family="text">
      <style:text-properties fo:color="#111111" fo:font-size="11pt" fo:language="zxx" fo:country="none" style:text-underline-style="none" fo:font-weight="normal" officeooo:rsid="00246005" fo:background-color="#eeeeee" loext:char-shading-value="0" style:font-size-asian="11pt" style:language-asian="zxx" style:country-asian="none" style:font-weight-asian="normal" style:font-size-complex="11pt" style:language-complex="zxx" style:country-complex="none"/>
    </style:style>
    <style:style style:name="T25" style:family="text">
      <style:text-properties officeooo:rsid="0007763a"/>
    </style:style>
    <style:style style:name="T26" style:family="text">
      <style:text-properties officeooo:rsid="0018ee7d"/>
    </style:style>
    <style:style style:name="T27" style:family="text">
      <style:text-properties officeooo:rsid="00195a2b"/>
    </style:style>
    <style:style style:name="T28" style:family="text">
      <style:text-properties officeooo:rsid="001ddd6c"/>
    </style:style>
    <style:style style:name="T29" style:family="text">
      <style:text-properties officeooo:rsid="00207845"/>
    </style:style>
    <style:style style:name="T30" style:family="text">
      <style:text-properties officeooo:rsid="002335a8"/>
    </style:style>
    <style:style style:name="T31" style:family="text">
      <style:text-properties officeooo:rsid="00246005"/>
    </style:style>
    <style:style style:name="T32" style:family="text">
      <style:text-properties officeooo:rsid="0027c9cd"/>
    </style:style>
    <style:style style:name="T33" style:family="text">
      <style:text-properties officeooo:rsid="002871b2"/>
    </style:style>
    <style:style style:name="T34" style:family="text">
      <style:text-properties officeooo:rsid="002f1b5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Books API</text:p>
      <text:p text:style-name="P2"/>
      <text:p text:style-name="P2"/>
      <text:p text:style-name="P21"/>
      <text:p text:style-name="P21">Used environement :</text:p>
      <text:list xml:id="list2388086227" text:style-name="WWNum1">
        <text:list-item>
          <text:p text:style-name="P34"><text:span text:style-name="T9">Windows machine </text:span><text:span text:style-name="T11">with Windows 10</text:span></text:p>
        </text:list-item>
        <text:list-item>
          <text:p text:style-name="P36">Cygwin for the console (php cli 7.1)</text:p>
        </text:list-item>
        <text:list-item>
          <text:p text:style-name="P37">HTTP Server : PHP built-in server</text:p>
        </text:list-item>
        <text:list-item>
          <text:p text:style-name="P37">DB server : Sqlite3 (pdo driver necessary)</text:p>
        </text:list-item>
      </text:list>
      <text:p text:style-name="P14"/>
      <text:p text:style-name="P14"/>
      <text:p text:style-name="P14"/>
      <text:p text:style-name="P21">Some php extensions are necessary or it won't work: </text:p>
      <text:p text:style-name="P14"/>
      <text:list xml:id="list191007344459077" text:continue-numbering="true" text:style-name="WWNum1">
        <text:list-item>
          <text:p text:style-name="P37">mbstrings</text:p>
        </text:list-item>
        <text:list-item>
          <text:p text:style-name="P37">the sqlite and pdosqlite modules</text:p>
        </text:list-item>
        <text:list-item>
          <text:p text:style-name="P37">php-soap</text:p>
        </text:list-item>
        <text:list-item>
          <text:p text:style-name="P38">php-simplexml</text:p>
        </text:list-item>
        <text:list-item>
          <text:p text:style-name="P37">php-xml</text:p>
        </text:list-item>
      </text:list>
      <text:p text:style-name="P14"/>
      <text:p text:style-name="P14"/>
      <text:p text:style-name="P21">Database location:</text:p>
      <text:p text:style-name="P14"/>
      <text:list xml:id="list191005901770220" text:continue-numbering="true" text:style-name="WWNum1">
        <text:list-item>
          <text:p text:style-name="P35"><text:span text:style-name="T9">The database is in </text:span><text:span text:style-name="T8">data/books.db</text:span></text:p>
        </text:list-item>
        <text:list-item>
          <text:p text:style-name="P35"><text:span text:style-name="T9">The dump is in </text:span><text:span text:style-name="T8">data/books.sql</text:span></text:p>
        </text:list-item>
      </text:list>
      <text:p text:style-name="P14"/>
      <text:p text:style-name="P14"/>
      <text:p text:style-name="P22">The Module is in: </text:p>
      <text:p text:style-name="P14"/>
      <text:p text:style-name="P14">/module/Book/</text:p>
      <text:p text:style-name="P14"/>
      <text:p text:style-name="P14"/>
      <text:p text:style-name="P21"><text:span text:style-name="T29">To launch the http server:</text:span> </text:p>
      <text:p text:style-name="P14"/>
      <text:p text:style-name="P14"><text:span text:style-name="T29">From the root folder: </text:span><text:s/>php -S 0.0.0.0:8080 -t public public/index.php</text:p>
      <text:p text:style-name="P3"/>
      <text:p text:style-name="P3"/>
      <text:p text:style-name="P3"/>
      <text:h text:style-name="P41" text:outline-level="2">RESTful, <text:span text:style-name="T27">JSON-RPC</text:span> or SOAP-<text:span text:style-name="T26">XML</text:span></text:h>
      <text:p text:style-name="P3"/>
      <text:p text:style-name="P13"><text:span text:style-name="T13">NB : </text:span><text:span text:style-name="T9">Initially there was only a Restful service, then I added the </text:span><text:span text:style-name="T11">possibility</text:span><text:span text:style-name="T9"> to send </text:span><text:span text:style-name="T12">JSON-</text:span><text:span text:style-name="T9">RPC and SOAP-XML request. </text:span></text:p>
      <text:p text:style-name="P14"/>
      <text:p text:style-name="P13"><text:span text:style-name="T9">Whether you use a service or another, only the Controller part changes </text:span><text:span text:style-name="T10">slightly</text:span><text:span text:style-name="T9">, the model(s) remain the same. <text:s/>All the client requests have been tested with Curl from the command line.</text:span></text:p>
      <text:p text:style-name="P14"/>
      <text:p text:style-name="P14">No HTML/PHP pages <text:span text:style-name="T32">or views </text:span>were <text:span text:style-name="T33">used</text:span>.</text:p>
      <text:p text:style-name="P3"/>
      <text:p text:style-name="P3"/>
      <text:h text:style-name="P39" text:outline-level="2">Test Requests</text:h>
      <text:p text:style-name="P4"/>
      <text:p text:style-name="P16"/>
      <text:p text:style-name="P16">If you type the 2 following commands in a terminal, you'll get th<text:span text:style-name="T25">e</text:span> same result:</text:p>
      <text:p text:style-name="P16"/>
      <text:p text:style-name="P5"/>
      <text:p text:style-name="P10">Restful request:</text:p>
      <text:p text:style-name="P28"><text:line-break/><text:line-break/><text:span text:style-name="T3">curl -s </text:span><text:span text:style-name="T23"><text:s text:c="2"/>-H <text:s/>"</text:span><text:span text:style-name="T24">Accept</text:span><text:span text:style-name="T23">: application/json" <text:s text:c="2"/></text:span><text:span text:style-name="T3"><text:s/>-i -X GET http://localhost:8080/book/from/1999/to/2008/minrating/1</text:span></text:p>
      <text:p text:style-name="P5"/>
      <text:p text:style-name="P5"/>
      <text:p text:style-name="P25"><text:span text:style-name="T2">JSON-</text:span><text:span text:style-name="T1">RPC request:</text:span><text:line-break/><text:line-break/><text:span text:style-name="T6">curl -s -i -H "</text:span><text:span text:style-name="T7">Accept</text:span><text:span text:style-name="T6">: application/json" --request GET <text:s text:c="2"/>--data '{"params":[{"from":"1999", "to":"2008", "minrating":"1"}]}' <text:s/></text:span><text:a xlink:type="simple" xlink:href="http://localhost:8080/rpcroute" text:style-name="Internet_20_link" text:visited-style-name="Visited_20_Internet_20_Link"><text:span text:style-name="T6">http://localhost:8080/rpcroute</text:span></text:a></text:p>
      <text:p text:style-name="P18"/>
      <text:p text:style-name="P18"/>
      <text:h text:style-name="P42" text:outline-level="3">Example of requests for the REST service: </text:h>
      <text:p text:style-name="P9"/>
      <text:p text:style-name="P9">Search for specific ISBN</text:p>
      <text:p text:style-name="P3"><text:s/></text:p>
      <text:p text:style-name="P29">curl -s <text:s text:c="2"/>-H "<text:span text:style-name="T31">Accept</text:span>: application/json" <text:s/>http://localhost:8080/book/isbn/1111111111111 <text:s/>| python -mjson.tool</text:p>
      <text:p text:style-name="P17"/>
      <text:p text:style-name="P9">Search books released between 2000 and 2018</text:p>
      <text:p text:style-name="P3"/>
      <text:p text:style-name="P29">curl -s <text:s/>-H "<text:span text:style-name="T31">Accept</text:span>: application/json" <text:s/>http://localhost:8080/book/from/2000/to/2018 | python -mjson.tool</text:p>
      <text:p text:style-name="P3"/>
      <text:p text:style-name="P9"/>
      <text:p text:style-name="P9">Search books with author having "lor" in their names and a rating superior to 7</text:p>
      <text:p text:style-name="P3"/>
      <text:p text:style-name="P29">curl -s <text:s/>-H "<text:span text:style-name="T31">Accept</text:span>: application/json" <text:s text:c="2"/>http://localhost:8080/book/author/lor/minrating/8 | python -mjson.tool</text:p>
      <text:h text:style-name="P43" text:outline-level="3">Example of requests for the <text:span text:style-name="T27">JSON-</text:span>RPC service</text:h>
      <text:p text:style-name="P3"/>
      <text:p text:style-name="P3"/>
      <text:p text:style-name="P9">Search books published between 1999 and 2008</text:p>
      <text:p text:style-name="P3"><text:s/></text:p>
      <text:p text:style-name="P3"><text:s/></text:p>
      <text:p text:style-name="P7">curl -s -H "<text:span text:style-name="T31">Accept</text:span>: application/json" --request GET <text:s text:c="2"/>--data '{"params":[{"from":"1999", "to":"2008", "minrating":"1"}]}' <text:s/>http://localhost:8080/rpcroute | python -mjson.tool</text:p>
      <text:p text:style-name="P17"/>
      <text:h text:style-name="P42" text:outline-level="3">Example of requests for the SOAP-XML service</text:h>
      <text:p text:style-name="P3"/>
      <text:p text:style-name="P9"/>
      <text:p text:style-name="P15">NB: The request is contained in <text:span text:style-name="T28">a file called</text:span> “soap_request.<text:span text:style-name="T28">xml”</text:span>, located at the root of the project. </text:p>
      <text:p text:style-name="P15"/>
      <text:p text:style-name="P23"><text:span text:style-name="T4">Search books published between 1999 and 2005 </text:span><text:span text:style-name="T5">(what the current xml file does)</text:span><text:span text:style-name="T4">:</text:span></text:p>
      <text:p text:style-name="P27"/>
      <text:p text:style-name="P27"/>
      <text:p text:style-name="P8">curl -i -<text:span text:style-name="T30">H</text:span> "Content-Type: text/xml;charset=UTF-8" --header "SOAPAction:urn:GetBooks" --data @soap_request.xml http://localhost:8080/soap</text:p>
      <text:p text:style-name="P17"/>
      <text:p text:style-name="P6"/>
      <text:p text:style-name="P6"/>
      <text:p text:style-name="P24"/>
      <text:h text:style-name="P40" text:outline-level="2">Methods Allowed</text:h>
      <text:p text:style-name="P3"/>
      <text:p text:style-name="P3"/>
      <text:p text:style-name="P14">If <text:span text:style-name="T34">the request is valid but </text:span>no book is found, it just returns an empty object. And although none of the restful parameters are mandatory, they need to be in the right order. </text:p>
      <text:p text:style-name="P14"/>
      <text:p text:style-name="P14">There is no "id" to provide in the parameters, so the traditionnal get/update/delete methods are never called. The getList / updateList / deleteList are called instead. The controllers only accept the GET method. <text:s/>Any other method returns a 405: </text:p>
      <text:p text:style-name="P11"/>
      <text:p text:style-name="P11"/>
      <text:p text:style-name="P11"/>
      <text:p text:style-name="P12">curl -s <text:s/>-i -X PUT http://localhost:8080/book</text:p>
      <text:p text:style-name="P12"/>
      <text:p text:style-name="P12">curl -s <text:s/>-i -X POST http://localhost:8080/book</text:p>
      <text:p text:style-name="P11"/>
      <text:p text:style-name="P26"/>
      <text:h text:style-name="P41" text:outline-level="2">Unit Tests</text:h>
      <text:p text:style-name="P23"><text:span text:style-name="T22"><text:line-break/>NB: </text:span><text:span text:style-name="T21">The Unit Tests are only for the RESTful service. </text:span><text:line-break/></text:p>
      <text:p text:style-name="P19"/>
      <text:p text:style-name="P20">They check the following: </text:p>
      <text:p text:style-name="P19"/>
      <text:list xml:id="list2394483843" text:style-name="L1">
        <text:list-item>
          <text:p text:style-name="P31"><text:span text:style-name="T15">Check</text:span><text:span text:style-name="T18">s</text:span><text:span text:style-name="T15"> if route can be reached and send a success response code.</text:span></text:p>
        </text:list-item>
        <text:list-item>
          <text:p text:style-name="P31"><text:span text:style-name="T15">Checks if the response is always in proper Json </text:span><text:span text:style-name="T16">(either full or empty)</text:span></text:p>
        </text:list-item>
        <text:list-item>
          <text:p text:style-name="P32">Checks if the POST / PUT / PATCH / DELETE request properly return a 405 response.</text:p>
        </text:list-item>
        <text:list-item>
          <text:p text:style-name="P31"><text:span text:style-name="T15">Check</text:span><text:span text:style-name="T19">s</text:span><text:span text:style-name="T15"> if a broken / non valid route returns a 404 as it should.</text:span></text:p>
        </text:list-item>
        <text:list-item>
          <text:p text:style-name="P31"><text:span text:style-name="T15">Check</text:span><text:span text:style-name="T19">s</text:span><text:span text:style-name="T15"> if a GET request with no parameter properly returns json array with the key “</text:span><text:span text:style-name="T17">nodata</text:span><text:span text:style-name="T15">”.</text:span><text:line-break/></text:p>
        </text:list-item>
      </text:list>
      <text:p text:style-name="P19"/>
      <text:p text:style-name="P23"><text:span text:style-name="T15">To start the test, from the root of the project, run : </text:span><text:span text:style-name="T20">./vendor/bin/phpunit</text:span></text:p>
      <text:p text:style-name="P19"><text:s/></text:p>
      <text:p text:style-name="P1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family-generic="roman" style:font-pitch="variable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prefix="·" text:bullet-char="·">
        <style:list-level-properties text:list-level-position-and-space-mode="label-alignment">
          <style:list-level-label-alignment text:label-followed-by="listtab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4_333835601" style:display-name="4333835601">
      <text:list-level-style-bullet text:level="1" style:num-prefix="·" text:bullet-char="·">
        <style:list-level-properties text:list-level-position-and-space-mode="label-alignment">
          <style:list-level-label-alignment text:label-followed-by="listtab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5M51S</meta:editing-duration>
    <meta:editing-cycles>43</meta:editing-cycles>
    <meta:generator>LibreOffice/5.4.5.1$Windows_x86 LibreOffice_project/79c9829dd5d8054ec39a82dc51cd9eff340dbee8</meta:generator>
    <dc:date>2018-06-09T19:10:04.986000000</dc:date>
    <meta:document-statistic meta:table-count="0" meta:image-count="0" meta:object-count="0" meta:page-count="4" meta:paragraph-count="60" meta:word-count="536" meta:character-count="3493" meta:non-whitespace-character-count="2996"/>
    <meta:user-defined meta:name="Info 1"/>
    <meta:user-defined meta:name="Info 2"/>
    <meta:user-defined meta:name="Info 3"/>
    <meta:user-defined meta:name="Info 4"/>
  </office:meta>
</office:document-meta>
</file>